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C0000002A7C82C397F402B1319.jpg" manifest:media-type="image/jpeg"/>
  <manifest:file-entry manifest:full-path="Pictures/10000001000001900000012CCA7159D9464D307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98fb98" draw:textarea-horizontal-align="justify" draw:textarea-vertical-align="middle" draw:auto-grow-height="false" fo:min-height="1.25cm" fo:min-width="3cm"/>
      <style:paragraph-properties style:writing-mode="lr-tb"/>
    </style:style>
    <style:style style:name="gr2" style:family="graphic" style:parent-style-name="standard">
      <style:graphic-properties svg:stroke-color="#000000" draw:fill="bitmap" draw:fill-image-name="Information_5f_binaire" draw:opacity="50%" style:repeat="stretch" draw:fill-image-ref-point-x="0%" draw:fill-image-ref-point-y="0%" draw:fill-image-ref-point="center" draw:textarea-horizontal-align="justify" draw:textarea-vertical-align="middle" draw:auto-grow-height="false" fo:min-height="1.25cm" fo:min-width="3cm" draw:shadow-opacity="5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5" style:family="graphic" style:parent-style-name="standard">
      <style:graphic-properties svg:stroke-color="#000000" draw:fill="bitmap" draw:fill-image-name="Information_5f_binaire" draw:opacity="50%" style:repeat="stretch" draw:fill-image-ref-point-x="0%" draw:fill-image-ref-point-y="0%" draw:fill-image-ref-point="center" draw:textarea-horizontal-align="justify" draw:textarea-vertical-align="middle" draw:auto-grow-height="false" fo:min-height="1.25cm" fo:min-width="2.5cm" draw:shadow-opacity="50%"/>
      <style:paragraph-properties style:writing-mode="lr-tb"/>
    </style:style>
    <style:style style:name="gr6" style:family="graphic" style:parent-style-name="standard">
      <style:graphic-properties svg:stroke-color="#000000" draw:fill="bitmap" draw:fill-image-name="Information_5f_binaire" draw:opacity="50%" style:repeat="stretch" draw:fill-image-ref-point-x="0%" draw:fill-image-ref-point-y="0%" draw:fill-image-ref-point="center" draw:textarea-horizontal-align="justify" draw:textarea-vertical-align="middle" draw:auto-grow-height="false" fo:min-height="1.25cm" fo:min-width="1.5cm" draw:shadow-opacity="50%"/>
      <style:paragraph-properties style:writing-mode="lr-tb"/>
    </style:style>
    <style:style style:name="gr7" style:family="graphic" style:parent-style-name="standard">
      <style:graphic-properties svg:stroke-color="#000000" draw:fill="solid" draw:fill-color="#98fb98" draw:textarea-horizontal-align="justify" draw:textarea-vertical-align="middle" draw:auto-grow-height="false" fo:min-height="1.55cm" fo:min-width="2.7cm"/>
      <style:paragraph-properties style:writing-mode="lr-tb"/>
    </style:style>
    <style:style style:name="gr8" style:family="graphic" style:parent-style-name="standard">
      <style:graphic-properties svg:stroke-color="#000000" draw:fill="solid" draw:fill-color="#98fb98" draw:textarea-horizontal-align="justify" draw:textarea-vertical-align="middle" draw:auto-grow-height="false" fo:min-height="1.25cm" fo:min-width="2.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draw:fill="solid" draw:fill-color="#006400" draw:textarea-horizontal-align="justify" draw:textarea-vertical-align="middle" draw:auto-grow-height="false" fo:min-height="6.822cm" fo:min-width="6.572cm"/>
    </style:style>
    <style:style style:name="gr12" style:family="graphic" style:parent-style-name="standard">
      <style:graphic-properties draw:fill="solid" draw:fill-color="#006400" draw:textarea-horizontal-align="justify" draw:textarea-vertical-align="middle" draw:auto-grow-height="false" fo:min-height="1.251cm" fo:min-width="0.501cm"/>
    </style:style>
    <style:style style:name="gr13" style:family="graphic" style:parent-style-name="standard">
      <style:graphic-properties draw:fill="solid" draw:fill-color="#006400" draw:textarea-horizontal-align="justify" draw:textarea-vertical-align="middle" draw:auto-grow-height="false" fo:min-height="1.25cm" fo:min-width="0.501cm"/>
    </style:style>
    <style:style style:name="gr14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15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1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17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1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19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20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21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color="#000000" draw:fill="bitmap" draw:fill-image-name="Information_5f_binaire" draw:opacity="50%" style:repeat="stretch" draw:fill-image-ref-point-x="0%" draw:fill-image-ref-point-y="0%" draw:fill-image-ref-point="center" draw:textarea-horizontal-align="justify" draw:textarea-vertical-align="middle" draw:auto-grow-height="false" fo:min-height="0.75cm" fo:min-width="3cm" draw:shadow-opacity="50%"/>
      <style:paragraph-properties style:writing-mode="lr-tb"/>
    </style:style>
    <style:style style:name="gr23" style:family="graphic" style:parent-style-name="standard">
      <style:graphic-properties svg:stroke-color="#000000" draw:fill="bitmap" draw:fill-color="#98fb98" draw:fill-image-name="Information_5f_binaire" draw:opacity="50%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1.25cm" fo:min-width="3.5cm" draw:shadow-opacity="50%"/>
      <style:paragraph-properties style:writing-mode="lr-tb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2" style:family="paragraph">
      <loext:graphic-properties draw:fill="solid" draw:fill-color="#98fb98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bitmap" draw:fill-image-name="Information_5f_binaire" draw:opacity="50%" style:repeat="stretch" draw:fill-image-ref-point-x="0%" draw:fill-image-ref-point-y="0%" draw:fill-image-ref-point="center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5" style:family="paragraph">
      <loext:graphic-properties draw:fill="solid" draw:fill-color="#0064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bitmap" draw:fill-image-name="Information_5f_binaire" draw:opacity="50%" style:repeat="stretch" draw:fill-image-ref-point-x="0%" draw:fill-image-ref-point-y="0%" draw:fill-image-ref-point="center"/>
      <style:paragraph-properties fo:text-align="center" style:writing-mode="lr-tb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bitmap" draw:fill-color="#98fb98" draw:fill-image-name="Information_5f_binaire" draw:opacity="50%" draw:fill-image-width="0cm" draw:fill-image-height="0cm" style:repeat="stretch" draw:fill-image-ref-point-x="0%" draw:fill-image-ref-point-y="0%" draw:fill-image-ref-point="center" draw:tile-repeat-offset="0% vertical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3.5cm" svg:height="1.5cm" svg:x="12.2cm" svg:y="0.3cm">
          <text:p text:style-name="P1"><text:span text:style-name="T1">Nouvelle question scientifiqu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.5cm" svg:x="19.2cm" svg:y="3.3cm">
          <text:p text:style-name="P1"><text:span text:style-name="T1">Travaux préliminaires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cm" svg:height="0.725cm" svg:x="20cm" svg:y="4.9cm">
          <draw:text-box>
            <text:p><text:span text:style-name="T2">Prototype ...</text:span></text:p>
          </draw:text-box>
        </draw:frame>
        <draw:custom-shape draw:style-name="gr1" draw:text-style-name="P2" draw:layer="layout" svg:width="3.5cm" svg:height="1.5cm" svg:x="20.1cm" svg:y="6.6cm">
          <text:p text:style-name="P1"><text:span text:style-name="T1">Planification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5cm" svg:height="1.199cm" svg:x="19.5cm" svg:y="8.2cm">
          <draw:text-box>
            <text:p><text:span text:style-name="T2">Réponse à appel à projet, projet de thèse, ...</text:span></text:p>
          </draw:text-box>
        </draw:frame>
        <draw:custom-shape draw:style-name="gr5" draw:text-style-name="P3" draw:layer="layout" svg:width="3cm" svg:height="1.5cm" svg:x="19.5cm" svg:y="14cm">
          <text:p text:style-name="P1"><text:span text:style-name="T1">Intégration continue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1.5cm" svg:x="18cm" svg:y="11.2cm">
          <text:p text:style-name="P1"><text:span text:style-name="T1">Test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2cm" svg:height="1.8cm" svg:x="5cm" svg:y="5.3cm">
          <text:p text:style-name="P1"><text:span text:style-name="T1">Ouverture à la communauté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cm" svg:height="1.5cm" svg:x="10.5cm" svg:y="5.5cm">
          <text:p text:style-name="P1"><text:span text:style-name="T1">Publication</text:span>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9cm" svg:height="1.115cm" svg:x="10.4cm" svg:y="7.1cm">
          <draw:text-box>
            <text:p><text:span text:style-name="T2">Article scientifique, données, codes</text:span></text:p>
          </draw:text-box>
        </draw:frame>
        <draw:frame draw:style-name="gr10" draw:text-style-name="P4" draw:layer="layout" svg:width="4.5cm" svg:height="1.673cm" svg:x="5cm" svg:y="7.047cm">
          <draw:text-box>
            <text:p><text:span text:style-name="T2">Nouvelle version</text:span></text:p>
            <text:p><text:span text:style-name="T2">Intégration des contributions ...</text:span></text:p>
          </draw:text-box>
        </draw:frame>
        <draw:custom-shape draw:style-name="gr11" draw:text-style-name="P5" draw:layer="layout" svg:width="10cm" svg:height="10cm" svg:x="9.2cm" svg:y="2.7cm">
          <text:p/>
          <draw:enhanced-geometry svg:viewBox="0 0 21600 21600" draw:glue-points="10800 0 3163 3163 0 10800 3163 18437 10800 21600 18437 18437 21600 10800 18437 3163" draw:text-areas="3163 3163 18437 18437" draw:type="ring" draw:modifiers="751.60483951604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5" draw:layer="layout" svg:width="1cm" svg:height="1.5cm" svg:x="13.4cm" svg:y="2.1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5" draw:layer="layout" svg:width="1cm" svg:height="1.5cm" svg:x="13.6cm" svg:y="11.8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5" draw:layer="layout" svg:width="1cm" svg:height="1.5cm" draw:transform="rotate (-1.58632975713765) translate (19.758cm 6.96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5" draw:layer="layout" svg:width="1cm" svg:height="1.497cm" draw:transform="rotate (-1.58632975713765) translate (10.2cm 6.7cm)">
          <text:p/>
          <draw:enhanced-geometry svg:viewBox="0 0 21600 21600" draw:mirror-vertic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14" draw:text-style-name="P6" draw:layer="layout" svg:x1="16.5cm" svg:y1="14.5cm" svg:x2="18cm" svg:y2="13cm">
          <text:p/>
        </draw:line>
        <draw:line draw:style-name="gr15" draw:text-style-name="P6" draw:layer="layout" svg:x1="20cm" svg:y1="12.8cm" svg:x2="21cm" svg:y2="13.8cm">
          <text:p/>
        </draw:line>
        <draw:line draw:style-name="gr16" draw:text-style-name="P6" draw:layer="layout" svg:x1="19cm" svg:y1="15cm" svg:x2="17cm" svg:y2="15cm">
          <text:p/>
        </draw:line>
        <draw:custom-shape draw:style-name="gr2" draw:text-style-name="P3" draw:layer="layout" svg:width="3.5cm" svg:height="1.5cm" svg:x="7.5cm" svg:y="12cm">
          <text:p text:style-name="P1"><text:span text:style-name="T1">Report de bug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3.5cm" svg:height="1.5cm" svg:x="3.5cm" svg:y="12cm">
          <text:p text:style-name="P7"><text:span text:style-name="T3">Contributions</text:span></text:p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6.5cm" svg:y1="9cm" svg:x2="5.5cm" svg:y2="11.5cm">
          <text:p/>
        </draw:line>
        <draw:line draw:style-name="gr18" draw:text-style-name="P6" draw:layer="layout" svg:x1="7cm" svg:y1="9cm" svg:x2="8.5cm" svg:y2="11.5cm">
          <text:p/>
        </draw:line>
        <draw:connector draw:style-name="gr19" draw:text-style-name="P6" draw:layer="layout" draw:line-skew="-2.723cm" svg:x1="5.427cm" svg:y1="14.021cm" svg:x2="10.873cm" svg:y2="14.793cm" svg:d="M5427 14021v772h5446" svg:viewBox="0 0 5447 773">
          <text:p/>
        </draw:connector>
        <draw:line draw:style-name="gr20" draw:text-style-name="P6" draw:layer="layout" svg:x1="9.4cm" svg:y1="13.8cm" svg:x2="10.9cm" svg:y2="14.3cm">
          <text:p/>
        </draw:line>
        <draw:circle draw:style-name="gr21" draw:text-style-name="P9" draw:layer="layout" svg:width="3cm" svg:height="3cm" svg:x="12.7cm" svg:y="11cm" draw:kind="arc" draw:start-angle="124.75" draw:end-angle="124.55">
          <text:p/>
        </draw:circle>
        <draw:custom-shape draw:style-name="gr22" draw:text-style-name="P3" draw:layer="layout" svg:width="3.5cm" svg:height="1cm" svg:x="12.5cm" svg:y="10.3cm">
          <text:p text:style-name="P1"><text:span text:style-name="T1">Maintenance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4cm" svg:height="1.5cm" svg:x="12.3cm" svg:y="13.5cm">
          <text:p text:style-name="P1"><text:span text:style-name="T1">Développement</text:span></text:p>
          <draw:enhanced-geometry svg:viewBox="0 0 21600 21600" draw:type="rectangle" draw:enhanced-path="M 0 0 L 21600 0 21600 21600 0 21600 0 0 Z N"/>
        </draw:custom-shape>
        <draw:line draw:style-name="gr24" draw:text-style-name="P6" draw:layer="layout" svg:x1="13cm" svg:y1="11.6cm" svg:x2="13cm" svg:y2="12cm">
          <text:p/>
        </draw:line>
        <draw:line draw:style-name="gr24" draw:text-style-name="P6" draw:layer="layout" svg:x1="13cm" svg:y1="11.6cm" svg:x2="12.641cm" svg:y2="11.839cm">
          <text:p/>
        </draw:line>
        <draw:line draw:style-name="gr24" draw:text-style-name="P6" draw:layer="layout" svg:x1="15.45cm" svg:y1="12.806cm" svg:x2="15.55cm" svg:y2="13.193cm">
          <text:p/>
        </draw:line>
        <draw:line draw:style-name="gr24" draw:text-style-name="P6" draw:layer="layout" svg:x1="15.842cm" svg:y1="12.92cm" svg:x2="15.55cm" svg:y2="13.194cm">
          <text:p/>
        </draw:line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Information_5f_binaire" draw:display-name="Information_binaire" xlink:href="Pictures/10000001000001900000012CCA7159D9464D3079.png" xlink:type="simple" xlink:show="embed" xlink:actuate="onLoad"/>
    <draw:fill-image draw:name="byte-bits-computer-illustration-md" xlink:href="Pictures/10000000000003C0000002A7C82C397F402B1319.jp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width="0.1cm" svg:stroke-color="#000000" draw:marker-start-width="0.35cm" draw:marker-end-width="0.35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8T10:44:19.170065656</meta:creation-date>
    <dc:date>2023-07-03T08:30:00.168266187</dc:date>
    <meta:editing-duration>PT2H17M41S</meta:editing-duration>
    <meta:editing-cycles>20</meta:editing-cycles>
    <meta:generator>LibreOffice/7.3.7.2$Linux_X86_64 LibreOffice_project/30$Build-2</meta:generator>
    <meta:document-statistic meta:object-count="55"/>
  </office:meta>
</office:document-meta>
</file>